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remLineWhenBlank(empty_line)=%</text:span></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7">%=remLineWhenBlank(empty_line)=%</text:p>
      <text:p text:style-name="P16">%=<text:span text:style-name="T4">remLineWhenBlank(empty_line)=%</text:span>%#include AM_HEADER#%</text:p>
      <text:p text:style-name="P18"/>
      <text:p text:style-name="P18"/>
      <text:p text:style-name="P18"/>
      <text:p text:style-name="P19">Attribution d'une contribution de l'Etat à la réduction des primes dans l'assurance‑maladie pour l'année %=RELATIV1=%</text:p>
      <text:p text:style-name="P20"/>
      <text:p text:style-name="P15"/>
      <text:p text:style-name="P15">%=TITRE=%,</text:p>
      <text:p text:style-name="P15"/>
      <text:p text:style-name="P15">Nous avons bien reçu votre demande de modification du calcul de la réduction des primes dans l'assurance-maladie sur la base de votre taxation définitive de l'année %=ANNEEMOINSUN=%.</text:p>
      <text:p text:style-name="P15"/>
      <text:p text:style-name="P15">Nous examinerons vos éventuels droits lorsque le Service des contributions vous aura notifié votre décision de taxation %=ANNEEMOINSUN=%. Vous n'aurez alors aucune demande à faire pour obtenir une réduction des primes %=RELATIV1=%, étant donné que votre taxation fiscale nous sera transmise automatiquement par le Service des contributions. A réception de cette transmission, vous recevrez une décision de notre part.</text:p>
      <text:p text:style-name="P15"/>
      <text:p text:style-name="P15">%#include AM_SIGNA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acrep10</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27T14:56:45.16</dc:date>
    <meta:print-date>2003-09-10T06:53:00</meta:print-date>
    <meta:editing-cycles>118</meta:editing-cycles>
    <meta:editing-duration>PT7H6M43S</meta:editing-duration>
    <meta:document-statistic meta:table-count="0" meta:image-count="2" meta:object-count="0" meta:page-count="1" meta:paragraph-count="32" meta:word-count="311" meta:character-count="228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